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5807in"/>
    </style:style>
    <style:style style:name="co4" style:family="table-column">
      <style:table-column-properties fo:break-before="auto" style:column-width="4.6307in"/>
    </style:style>
    <style:style style:name="co5" style:family="table-column">
      <style:table-column-properties fo:break-before="auto" style:column-width="0.3618in"/>
    </style:style>
    <style:style style:name="co6" style:family="table-column">
      <style:table-column-properties fo:break-before="auto" style:column-width="0.4807in"/>
    </style:style>
    <style:style style:name="co8" style:family="table-column">
      <style:table-column-properties fo:break-before="auto" style:column-width="0.4126in"/>
    </style:style>
    <style:style style:name="co9" style:family="table-column">
      <style:table-column-properties fo:break-before="auto" style:column-width="2.399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5" table:default-cell-style-name="ce3"/>
        <table:table-column table:style-name="co6" table:default-cell-style-name="ce3"/>
        <table:table-column table:style-name="co5" table:default-cell-style-name="ce3"/>
        <table:table-column table:style-name="co8" table:default-cell-style-name="ce2"/>
        <table:table-column table:style-name="co9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mimetypes</text:p>
          </table:table-cell>
          <table:table-cell table:number-columns-repeated="1012"/>
        </table:table-row>
        <table:table-row table:style-name="ro2">
          <table:table-cell office:value-type="string">
            <text:p>tools-rip-audio-cd (?)</text:p>
          </table:table-cell>
          <table:table-cell office:value-type="string">
            <text:p>tools-rip-audio-cd</text:p>
          </table:table-cell>
          <table:table-cell office:value-type="string">
            <text:p>Ripping CD Audio disc into audi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2">
          <table:table-cell office:value-type="string">
            <text:p>tools-rip-video-cd (?)</text:p>
          </table:table-cell>
          <table:table-cell office:value-type="string">
            <text:p>tools-rip-video-cd</text:p>
          </table:table-cell>
          <table:table-cell office:value-type="string">
            <text:p>Ripping VCD disc into video files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ctions</text:p>
          </table:table-cell>
          <table:table-cell table:number-columns-repeated="1012"/>
        </table:table-row>
        <table:table-row table:style-name="ro2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7" office:value-type="string">
            <text:p>x</text:p>
          </table:table-cell>
          <table:table-cell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00:57:2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OpenOffice.org/3.2$Linux OpenOffice.org_project/320m12$Build-9483</meta:generator>
    <dc:date>2011-03-02T00:57:21</dc:date>
    <meta:editing-duration>PT13H09M12S</meta:editing-duration>
    <meta:editing-cycles>22</meta:editing-cycles>
    <meta:document-statistic meta:table-count="3" meta:cell-count="142" meta:object-count="0"/>
  </office:meta>
</office:document-meta>
</file>